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921cm"/>
    </style:style>
    <style:style style:name="co2" style:family="table-column">
      <style:table-column-properties fo:break-before="auto" style:column-width="2.914cm"/>
    </style:style>
    <style:style style:name="co3" style:family="table-column">
      <style:table-column-properties fo:break-before="auto" style:column-width="2.612cm"/>
    </style:style>
    <style:style style:name="ro1" style:family="table-row">
      <style:table-row-properties style:row-height="0.529cm" fo:break-before="auto" style:use-optimal-row-height="true"/>
    </style:style>
    <style:style style:name="ta1" style:family="table" style:master-page-name="PageStyle_5f_Sheet1">
      <style:table-properties table:display="true" style:writing-mode="lr-tb"/>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office:value-type="string" calcext:value-type="string">
            <text:p>Serial Number</text:p>
          </table:table-cell>
          <table:table-cell office:value-type="string" calcext:value-type="string">
            <text:p>Discourse</text:p>
          </table:table-cell>
          <table:table-cell office:value-type="string" calcext:value-type="string">
            <text:p>1</text:p>
          </table:table-cell>
          <table:table-cell office:value-type="string" calcext:value-type="string">
            <text:p>2</text:p>
          </table:table-cell>
          <table:table-cell office:value-type="string" calcext:value-type="string">
            <text:p>3</text:p>
          </table:table-cell>
          <table:table-cell office:value-type="string" calcext:value-type="string">
            <text:p>4</text:p>
          </table:table-cell>
          <table:table-cell office:value-type="string" calcext:value-type="string">
            <text:p>5</text:p>
          </table:table-cell>
          <table:table-cell office:value-type="string" calcext:value-type="string">
            <text:p>6</text:p>
          </table:table-cell>
          <table:table-cell office:value-type="string" calcext:value-type="string">
            <text:p>7</text:p>
          </table:table-cell>
          <table:table-cell office:value-type="string" calcext:value-type="string">
            <text:p>8</text:p>
          </table:table-cell>
          <table:table-cell office:value-type="string" calcext:value-type="string">
            <text:p>9</text:p>
          </table:table-cell>
          <table:table-cell office:value-type="string" calcext:value-type="string">
            <text:p>10</text:p>
          </table:table-cell>
          <table:table-cell office:value-type="string" calcext:value-type="string">
            <text:p>11</text:p>
          </table:table-cell>
          <table:table-cell office:value-type="string" calcext:value-type="string">
            <text:p>12</text:p>
          </table:table-cell>
          <table:table-cell office:value-type="string" calcext:value-type="string">
            <text:p>13</text:p>
          </table:table-cell>
          <table:table-cell office:value-type="string" calcext:value-type="string">
            <text:p>14</text:p>
          </table:table-cell>
          <table:table-cell office:value-type="string" calcext:value-type="string">
            <text:p>15</text:p>
          </table:table-cell>
          <table:table-cell office:value-type="string" calcext:value-type="string">
            <text:p>16</text:p>
          </table:table-cell>
          <table:table-cell office:value-type="string" calcext:value-type="string">
            <text:p>17</text:p>
          </table:table-cell>
          <table:table-cell office:value-type="string" calcext:value-type="string">
            <text:p>18</text:p>
          </table:table-cell>
          <table:table-cell office:value-type="string" calcext:value-type="string">
            <text:p>19</text:p>
          </table:table-cell>
          <table:table-cell office:value-type="string" calcext:value-type="string">
            <text:p>20</text:p>
          </table:table-cell>
          <table:table-cell office:value-type="string" calcext:value-type="string">
            <text:p>21</text:p>
          </table:table-cell>
          <table:table-cell office:value-type="string" calcext:value-type="string">
            <text:p>22</text:p>
          </table:table-cell>
          <table:table-cell table:number-columns-repeated="1000"/>
        </table:table-row>
        <table:table-row table:style-name="ro1">
          <table:table-cell office:value-type="float" office:value="1" calcext:value-type="float">
            <text:p>1</text:p>
          </table:table-cell>
          <table:table-cell office:value-type="string" calcext:value-type="string">
            <text:p>Mohammad Irfan to Roy, no run, full at off stump, driven firmly to mid-o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 calcext:value-type="float">
            <text:p>2</text:p>
          </table:table-cell>
          <table:table-cell office:value-type="string" calcext:value-type="string">
            <text:p>Mohammad Irfan to Roy, no run, gets forward into a full delivery at middle and off, pushed just the left of mid-off and he can't get a singl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3" calcext:value-type="float">
            <text:p>3</text:p>
          </table:table-cell>
          <table:table-cell office:value-type="string" calcext:value-type="string">
            <text:p>Mohammad Irfan to Roy, no run, touch shorter in length, 84mph, Roy moves onto off stump and defends to cov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4" calcext:value-type="float">
            <text:p>4</text:p>
          </table:table-cell>
          <table:table-cell office:value-type="string" calcext:value-type="string">
            <text:p>Mohammad Irfan to Roy, no run, walks into a solid defensive push and finds mid-off</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5" calcext:value-type="float">
            <text:p>5</text:p>
          </table:table-cell>
          <table:table-cell office:value-type="string" calcext:value-type="string">
            <text:p>Mohammad Irfan to Roy, FOUR, finds space this time, just a hint of width outside off and Roy waits for it to come slowly off the surface then square drives between point and cov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6" calcext:value-type="float">
            <text:p>6</text:p>
          </table:table-cell>
          <table:table-cell office:value-type="string" calcext:value-type="string">
            <text:p>Mohammad Irfan to Roy, 1 run, good response from Irfan, short of a length, grips on the surface and is defended a little awkwardly into the off side and he steals a single towards mid-off</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7" calcext:value-type="float">
            <text:p>7</text:p>
          </table:table-cell>
          <table:table-cell office:value-type="string" calcext:value-type="string">
            <text:p>Anwar Ali to Roy, no run, full at off stump, defended on the front foo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8" calcext:value-type="float">
            <text:p>8</text:p>
          </table:table-cell>
          <table:table-cell office:value-type="string" calcext:value-type="string">
            <text:p>Anwar Ali to Roy, FOUR, lovely piece of timing, a short-arm punch with a straight bat in front of square as he flicks away a length delivery from around off stump</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9" calcext:value-type="float">
            <text:p>9</text:p>
          </table:table-cell>
          <table:table-cell office:value-type="string" calcext:value-type="string">
            <text:p>Anwar Ali to Roy, no run, full outside off, 79mph/127kph, chopped into the off sid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0" calcext:value-type="float">
            <text:p>10</text:p>
          </table:table-cell>
          <table:table-cell office:value-type="string" calcext:value-type="string">
            <text:p>Anwar Ali to Roy, no run, flicks this from outside off into the leg side but midwicket cuts it off</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1" calcext:value-type="float">
            <text:p>11</text:p>
          </table:table-cell>
          <table:table-cell office:value-type="string" calcext:value-type="string">
            <text:p>Anwar Ali to Roy, no run, movement back into Roy - bowlers often try to exploit the gap between bat and pad - and this is well bowled by Anwar as he keeps it full</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2" calcext:value-type="float">
            <text:p>12</text:p>
          </table:table-cell>
          <table:table-cell office:value-type="string" calcext:value-type="string">
            <text:p>Anwar Ali to Roy, no run, a touch slower, 72mph, and Roy is nearly early on his drive as he comes forward but manages to stop himself spooning it towards mid-off</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3" calcext:value-type="float">
            <text:p>13</text:p>
          </table:table-cell>
          <table:table-cell office:value-type="string" calcext:value-type="string">
            <text:p>Mohammad Irfan to Hales, no run, short of a length, Hales defends his first delivery to the off sid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4" calcext:value-type="float">
            <text:p>14</text:p>
          </table:table-cell>
          <table:table-cell office:value-type="string" calcext:value-type="string">
            <text:p>Mohammad Irfan to Hales, 1 run, gets a thick edge wide of second slip, wasn't a chance, as Hales drove with hard hands at a full delivery angled across him and it runs to third ma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5" calcext:value-type="float">
            <text:p>15</text:p>
          </table:table-cell>
          <table:table-cell office:value-type="string" calcext:value-type="string">
            <text:p>Mohammad Irfan to Roy, no run, on middle and off, 85mph/137kph, defended to the covers</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6" calcext:value-type="float">
            <text:p>16</text:p>
          </table:table-cell>
          <table:table-cell office:value-type="string" calcext:value-type="string">
            <text:p>Mohammad Irfan to Roy, no run, pushed across shorter and wider outside off, Roy chases it and doesn't make contac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7" calcext:value-type="float">
            <text:p>17</text:p>
          </table:table-cell>
          <table:table-cell office:value-type="string" calcext:value-type="string">
            <text:p>Mohammad Irfan to Roy, no run, beaten again! This is a good delivery, angled across full outside off, Roy is feeling for it away from his body</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8" calcext:value-type="float">
            <text:p>18</text:p>
          </table:table-cell>
          <table:table-cell office:value-type="string" calcext:value-type="string">
            <text:p>Mohammad Irfan to Roy, no run, drives square to backward poin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9" calcext:value-type="float">
            <text:p>19</text:p>
          </table:table-cell>
          <table:table-cell office:value-type="string" calcext:value-type="string">
            <text:p>Anwar Ali to Hales, no run, full at off stump, offering to come back into Hales, someone else whose technique to the ball angling into him has been tested, defended back to the bowl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0" calcext:value-type="float">
            <text:p>20</text:p>
          </table:table-cell>
          <table:table-cell office:value-type="string" calcext:value-type="string">
            <text:p>Anwar Ali to Hales, no run, onto the front foot and pushed back down the pitch</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1" calcext:value-type="float">
            <text:p>21</text:p>
          </table:table-cell>
          <table:table-cell office:value-type="string" calcext:value-type="string">
            <text:p>Anwar Ali to Hales, no run, this one keeps a fraction low, a straight delivery, flicked into the leg sid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2" calcext:value-type="float">
            <text:p>22</text:p>
          </table:table-cell>
          <table:table-cell office:value-type="string" calcext:value-type="string">
            <text:p>Anwar Ali to Hales, 2 runs, a little fuller this time, keeps it on the stumps, driven towards mid-on where Wahab can't stop it cleanly and gives away an extra ru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3" calcext:value-type="float">
            <text:p>23</text:p>
          </table:table-cell>
          <table:table-cell office:value-type="string" calcext:value-type="string">
            <text:p>Anwar Ali to Hales, no run, full outside off, 69mph/112kph, and driven back to the bowler without much timing</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4" calcext:value-type="float">
            <text:p>24</text:p>
          </table:table-cell>
          <table:table-cell office:value-type="string" calcext:value-type="string">
            <text:p>Anwar Ali to Hales, 1 run, a good-looking on-drive from Hales but he can't beat mid-on who gets across</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5" calcext:value-type="float">
            <text:p>25</text:p>
          </table:table-cell>
          <table:table-cell office:value-type="string" calcext:value-type="string">
            <text:p>Mohammad Irfan to Hales, FOUR, cracked away! Dropped in short by Irfan, plenty of time to pick the length off a slow pitch and Hales pulls it firmly in front of squar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6" calcext:value-type="float">
            <text:p>26</text:p>
          </table:table-cell>
          <table:table-cell office:value-type="string" calcext:value-type="string">
            <text:p>Mohammad Irfan to Hales, no run, adjusts his line and length, fuller outside off, driven to backward poin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7" calcext:value-type="float">
            <text:p>27</text:p>
          </table:table-cell>
          <table:table-cell office:value-type="string" calcext:value-type="string">
            <text:p>Mohammad Irfan to Hales, no run, excellent delivery, nearly gets a yorker underneath Hales' bat but he's able to dig it out to midwicke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8" calcext:value-type="float">
            <text:p>28</text:p>
          </table:table-cell>
          <table:table-cell office:value-type="string" calcext:value-type="string">
            <text:p>Mohammad Irfan to Hales, no run, slash and a miss at a delivery pushed wider outside off, dies off the surface through to Sarfraz</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9" calcext:value-type="float">
            <text:p>29</text:p>
          </table:table-cell>
          <table:table-cell office:value-type="string" calcext:value-type="string">
            <text:p>Mohammad Irfan to Hales, no run, works a straight delivery back to the bowl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30" calcext:value-type="float">
            <text:p>30</text:p>
          </table:table-cell>
          <table:table-cell office:value-type="string" calcext:value-type="string">
            <text:p>Mohammad Irfan to Hales, 1 run, drives at a full delivery, goes in the air backward of point down to third ma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31" calcext:value-type="float">
            <text:p>31</text:p>
          </table:table-cell>
          <table:table-cell office:value-type="string" calcext:value-type="string">
            <text:p>Anwar Ali to Hales, no run, back of a length at off stump, punched to cov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32" calcext:value-type="float">
            <text:p>32</text:p>
          </table:table-cell>
          <table:table-cell office:value-type="string" calcext:value-type="string">
            <text:p>Anwar Ali to Hales, no run, opens his stance a touch to try and open the off side but can only pick out cover agai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33" calcext:value-type="float">
            <text:p>33</text:p>
          </table:table-cell>
          <table:table-cell office:value-type="string" calcext:value-type="string">
            <text:p>Anwar Ali to Hales, 1 run, comes down the pitch, he's itching to get after Anwar, then swings a length delivery over the leg side and falls well in front of the man running around from deep squar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34" calcext:value-type="float">
            <text:p>34</text:p>
          </table:table-cell>
          <table:table-cell office:value-type="string" calcext:value-type="string">
            <text:p>Anwar Ali to Roy, FOUR, that's a lovely from Roy, a wonderful clean strike as he uses his feet to shuffle down at Anwar then dispatches a full delivery clean over mid-on...elegan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35" calcext:value-type="float">
            <text:p>35</text:p>
          </table:table-cell>
          <table:table-cell office:value-type="string" calcext:value-type="string">
            <text:p>Anwar Ali to Roy, no run, loses his shape this time, coming down the pitch again and aims a hoick through the leg side but gets beaten...ball goes between leg stump and the batsma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36" calcext:value-type="float">
            <text:p>36</text:p>
          </table:table-cell>
          <table:table-cell office:value-type="string" calcext:value-type="string">
            <text:p>Anwar Ali to Roy, no run, short of a length outside off, sweetly timed off the back foot but finds cov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37" calcext:value-type="float">
            <text:p>37</text:p>
          </table:table-cell>
          <table:table-cell office:value-type="string" calcext:value-type="string">
            <text:p>Mohammad Irfan to Hales, 1 run, short on leg stump, Hales gets inside the line and flicks to long leg</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38" calcext:value-type="float">
            <text:p>38</text:p>
          </table:table-cell>
          <table:table-cell office:value-type="string" calcext:value-type="string">
            <text:p>Mohammad Irfan to Roy, 2 runs, full at leg stump this time, flicked off his pads</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39" calcext:value-type="float">
            <text:p>39</text:p>
          </table:table-cell>
          <table:table-cell office:value-type="string" calcext:value-type="string">
            <text:p>Mohammad Irfan to Roy, 1 run, flips a length delivery into midwicke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40" calcext:value-type="float">
            <text:p>40</text:p>
          </table:table-cell>
          <table:table-cell office:value-type="string" calcext:value-type="string">
            <text:p>Mohammad Irfan to Hales, 1 run, opens the face and runs a delivery outside off down to third ma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41" calcext:value-type="float">
            <text:p>41</text:p>
          </table:table-cell>
          <table:table-cell office:value-type="string" calcext:value-type="string">
            <text:p>Mohammad Irfan to Roy, no run, gets beaten under the bottom edge as he tries to square cut a delivery</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42" calcext:value-type="float">
            <text:p>42</text:p>
          </table:table-cell>
          <table:table-cell office:value-type="string" calcext:value-type="string">
            <text:p>Mohammad Irfan to Roy, no run, a beauty! A terrific delivery, full on off stump, a cutter from Irfan which may have gripped a touch and beats Roy's outside edg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43" calcext:value-type="float">
            <text:p>43</text:p>
          </table:table-cell>
          <table:table-cell office:value-type="string" calcext:value-type="string">
            <text:p>Yasir Shah to Hales, 1 run, worked into the leg sid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44" calcext:value-type="float">
            <text:p>44</text:p>
          </table:table-cell>
          <table:table-cell office:value-type="string" calcext:value-type="string">
            <text:p>Yasir Shah to Roy, no run, pushed to the covers</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45" calcext:value-type="float">
            <text:p>45</text:p>
          </table:table-cell>
          <table:table-cell office:value-type="string" calcext:value-type="string">
            <text:p>Yasir Shah to Roy, FOUR, well, well...he's brought out the reverse sweep (or club, in fact a switch hit) as he takes this from outside leg stump and lofts it over poin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46" calcext:value-type="float">
            <text:p>46</text:p>
          </table:table-cell>
          <table:table-cell office:value-type="string" calcext:value-type="string">
            <text:p>Yasir Shah to Roy, no run, comes down the pitch then pads into the off sid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47" calcext:value-type="float">
            <text:p>47</text:p>
          </table:table-cell>
          <table:table-cell office:value-type="string" calcext:value-type="string">
            <text:p>Yasir Shah to Roy, no run, onto the back foot and pushed to the covers</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48" calcext:value-type="float">
            <text:p>48</text:p>
          </table:table-cell>
          <table:table-cell office:value-type="string" calcext:value-type="string">
            <text:p>Yasir Shah to Roy, 1 wide, slips down the leg side and called a wid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49" calcext:value-type="float">
            <text:p>49</text:p>
          </table:table-cell>
          <table:table-cell office:value-type="string" calcext:value-type="string">
            <text:p>Yasir Shah to Roy, no run, pushed back to the bowl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50" calcext:value-type="float">
            <text:p>50</text:p>
          </table:table-cell>
          <table:table-cell office:value-type="string" calcext:value-type="string">
            <text:p>Wahab Riaz to Hales, FOUR, close! Drives firmly and edges a full delivery just wide of the lone slip down to third ma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51" calcext:value-type="float">
            <text:p>51</text:p>
          </table:table-cell>
          <table:table-cell office:value-type="string" calcext:value-type="string">
            <text:p>Wahab Riaz to Hales, no run, full at middle, defended back down the pitch</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52" calcext:value-type="float">
            <text:p>52</text:p>
          </table:table-cell>
          <table:table-cell office:value-type="string" calcext:value-type="string">
            <text:p>Wahab Riaz to Hales, 1 run, driven into the off side and beats a diving cov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53" calcext:value-type="float">
            <text:p>53</text:p>
          </table:table-cell>
          <table:table-cell office:value-type="string" calcext:value-type="string">
            <text:p>Wahab Riaz to Roy, 1 run, comes forward and defends to backward point, another fumble in the field allows a single...Pakistan not as sharp so far today. Actually, the fielder beaten by the spin ther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54" calcext:value-type="float">
            <text:p>54</text:p>
          </table:table-cell>
          <table:table-cell office:value-type="string" calcext:value-type="string">
            <text:p>Wahab Riaz to Hales, no run, tight on middle and off, defended to the leg side...that one registered at 91mph</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55" calcext:value-type="float">
            <text:p>55</text:p>
          </table:table-cell>
          <table:table-cell office:value-type="string" calcext:value-type="string">
            <text:p>Wahab Riaz to Hales, no run, shorter in length, no width for Hales to work with, played into the covers</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56" calcext:value-type="float">
            <text:p>56</text:p>
          </table:table-cell>
          <table:table-cell office:value-type="string" calcext:value-type="string">
            <text:p>Yasir Shah to Roy, 1 run, uses his feet, chips the delivery over the in-field and it lands short of deep midwicke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57" calcext:value-type="float">
            <text:p>57</text:p>
          </table:table-cell>
          <table:table-cell office:value-type="string" calcext:value-type="string">
            <text:p>Yasir Shah to Hales, 2 runs, this is a more controlled version of the stroke, staying in his crease and flicks it along the ground wide of mid-o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58" calcext:value-type="float">
            <text:p>58</text:p>
          </table:table-cell>
          <table:table-cell office:value-type="string" calcext:value-type="string">
            <text:p>Yasir Shah to Hales, no run, full and whipped to mid-o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59" calcext:value-type="float">
            <text:p>59</text:p>
          </table:table-cell>
          <table:table-cell office:value-type="string" calcext:value-type="string">
            <text:p>Yasir Shah to Hales, FOUR, goes for the sweep, gets it towards short fine leg where Irfan basically falls over attempting to reach the ball</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60" calcext:value-type="float">
            <text:p>60</text:p>
          </table:table-cell>
          <table:table-cell office:value-type="string" calcext:value-type="string">
            <text:p>Yasir Shah to Hales, no run, driven to the off sid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61" calcext:value-type="float">
            <text:p>61</text:p>
          </table:table-cell>
          <table:table-cell office:value-type="string" calcext:value-type="string">
            <text:p>Yasir Shah to Hales, FOUR, that's a delightful way to bring up the fifty as Hales eases into the front foot drives through the covers...no brute force, just timing and placemen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62" calcext:value-type="float">
            <text:p>62</text:p>
          </table:table-cell>
          <table:table-cell office:value-type="string" calcext:value-type="string">
            <text:p>Wahab Riaz to Roy, 2 runs, worked through midwicket with a straight ba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63" calcext:value-type="float">
            <text:p>63</text:p>
          </table:table-cell>
          <table:table-cell office:value-type="string" calcext:value-type="string">
            <text:p>Wahab Riaz to Roy, no run, short ball, over off stump, 89mph and Roy sways out of the lin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64" calcext:value-type="float">
            <text:p>64</text:p>
          </table:table-cell>
          <table:table-cell office:value-type="string" calcext:value-type="string">
            <text:p>Wahab Riaz to Roy, 2 runs, superb placement from Roy as he drives off the back foot being point, it looks like it might beat third man but there's a good diving sav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65" calcext:value-type="float">
            <text:p>65</text:p>
          </table:table-cell>
          <table:table-cell office:value-type="string" calcext:value-type="string">
            <text:p>Wahab Riaz to Roy, 1 run, full outside off, slower ball at 73mph/117kph, driven to deep cov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66" calcext:value-type="float">
            <text:p>66</text:p>
          </table:table-cell>
          <table:table-cell office:value-type="string" calcext:value-type="string">
            <text:p>Wahab Riaz to Hales, 1 wide, appeal for a catch down the leg side...then the umpire signals wide. Thought I heard a sound of pad. Yes, it did. Harsh call.</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67" calcext:value-type="float">
            <text:p>67</text:p>
          </table:table-cell>
          <table:table-cell office:value-type="string" calcext:value-type="string">
            <text:p>Wahab Riaz to Hales, 1 run, back of a length on off stump, driven into the covers</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68" calcext:value-type="float">
            <text:p>68</text:p>
          </table:table-cell>
          <table:table-cell office:value-type="string" calcext:value-type="string">
            <text:p>Wahab Riaz to Roy, 2 runs, a rasping pull from Roy as Wahab drops short, sends it in front of square but deep square is able to get around</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69" calcext:value-type="float">
            <text:p>69</text:p>
          </table:table-cell>
          <table:table-cell office:value-type="string" calcext:value-type="string">
            <text:p>Yasir Shah to Hales, no run, on off stump, he's forward and defends</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70" calcext:value-type="float">
            <text:p>70</text:p>
          </table:table-cell>
          <table:table-cell office:value-type="string" calcext:value-type="string">
            <text:p>Yasir Shah to Hales, no run, works a straight delivery into the leg sid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71" calcext:value-type="float">
            <text:p>71</text:p>
          </table:table-cell>
          <table:table-cell office:value-type="string" calcext:value-type="string">
            <text:p>Yasir Shah to Hales, 1 wide, angled down the leg side, another wid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72" calcext:value-type="float">
            <text:p>72</text:p>
          </table:table-cell>
          <table:table-cell office:value-type="string" calcext:value-type="string">
            <text:p>Yasir Shah to Hales, 1 run, short outside off, cut to deep cov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73" calcext:value-type="float">
            <text:p>73</text:p>
          </table:table-cell>
          <table:table-cell office:value-type="string" calcext:value-type="string">
            <text:p>Yasir Shah to Roy, 1 run, comes forward and bunts the delivery to long-off</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74" calcext:value-type="float">
            <text:p>74</text:p>
          </table:table-cell>
          <table:table-cell office:value-type="string" calcext:value-type="string">
            <text:p>Yasir Shah to Hales, no run, touch shorter, rocks onto the back foot and drives to cov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75" calcext:value-type="float">
            <text:p>75</text:p>
          </table:table-cell>
          <table:table-cell office:value-type="string" calcext:value-type="string">
            <text:p>Yasir Shah to Hales, 1 run, strangled appeal for lbw as Hales flicks this towards short fine leg...sensible strike-rotation by the pai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76" calcext:value-type="float">
            <text:p>76</text:p>
          </table:table-cell>
          <table:table-cell office:value-type="string" calcext:value-type="string">
            <text:p>Shoaib Malik to Hales, 1 run, round the wicket, full outside off, driven to the left of mid-off where Irfan uses his boot stop the ball...well, it is a long way down for him</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77" calcext:value-type="float">
            <text:p>77</text:p>
          </table:table-cell>
          <table:table-cell office:value-type="string" calcext:value-type="string">
            <text:p>Shoaib Malik to Roy, no run, down the pitch then clips to midwicke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78" calcext:value-type="float">
            <text:p>78</text:p>
          </table:table-cell>
          <table:table-cell office:value-type="string" calcext:value-type="string">
            <text:p>Shoaib Malik to Roy, no run, well bowled, some spin there for Malik and it takes an inside edge from Roy which Sarfraz can't gath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79" calcext:value-type="float">
            <text:p>79</text:p>
          </table:table-cell>
          <table:table-cell office:value-type="string" calcext:value-type="string">
            <text:p>Shoaib Malik to Roy, FOUR, strong response as he brings out a powerful sweep from outside off and sends it whistling in front of squar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80" calcext:value-type="float">
            <text:p>80</text:p>
          </table:table-cell>
          <table:table-cell office:value-type="string" calcext:value-type="string">
            <text:p>Shoaib Malik to Roy, 1 run, tucked off the pads through square leg</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81" calcext:value-type="float">
            <text:p>81</text:p>
          </table:table-cell>
          <table:table-cell office:value-type="string" calcext:value-type="string">
            <text:p>Shoaib Malik to Hales, 1 run, worked into the leg side as he closes the fac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82" calcext:value-type="float">
            <text:p>82</text:p>
          </table:table-cell>
          <table:table-cell office:value-type="string" calcext:value-type="string">
            <text:p>Yasir Shah to Hales, 1 run, full at the stumps, driven down the ground</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83" calcext:value-type="float">
            <text:p>83</text:p>
          </table:table-cell>
          <table:table-cell office:value-type="string" calcext:value-type="string">
            <text:p>Yasir Shah to Roy, no run, can't beat the bowler this tim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84" calcext:value-type="float">
            <text:p>84</text:p>
          </table:table-cell>
          <table:table-cell office:value-type="string" calcext:value-type="string">
            <text:p>Yasir Shah to Roy, no run, this time Yasir dives to his left to make a good sav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85" calcext:value-type="float">
            <text:p>85</text:p>
          </table:table-cell>
          <table:table-cell office:value-type="string" calcext:value-type="string">
            <text:p>Yasir Shah to Roy, 1 run, finds space down the ground this tim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86" calcext:value-type="float">
            <text:p>86</text:p>
          </table:table-cell>
          <table:table-cell office:value-type="string" calcext:value-type="string">
            <text:p>Yasir Shah to Hales, no run, another edge? Hales driving off the back foot, maybe a thin bottom edge. Not sure. Either way, very tough for Sarfraz</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87" calcext:value-type="float">
            <text:p>87</text:p>
          </table:table-cell>
          <table:table-cell office:value-type="string" calcext:value-type="string">
            <text:p>Yasir Shah to Hales, no run, driven to the covers</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88" calcext:value-type="float">
            <text:p>88</text:p>
          </table:table-cell>
          <table:table-cell office:value-type="string" calcext:value-type="string">
            <text:p>Shoaib Malik to Roy, no run, neat footwork then he clips to midwicke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89" calcext:value-type="float">
            <text:p>89</text:p>
          </table:table-cell>
          <table:table-cell office:value-type="string" calcext:value-type="string">
            <text:p>Shoaib Malik to Roy, 2 runs, another reverse sweep, gets it down towards third man, good save on the boundary</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90" calcext:value-type="float">
            <text:p>90</text:p>
          </table:table-cell>
          <table:table-cell office:value-type="string" calcext:value-type="string">
            <text:p>Shoaib Malik to Roy, FOUR, uses his feet again and then drives superbly inside out over mid-off who is inside the circle. Excellent control</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91" calcext:value-type="float">
            <text:p>91</text:p>
          </table:table-cell>
          <table:table-cell office:value-type="string" calcext:value-type="string">
            <text:p>Shoaib Malik to Roy, 1 run, flicked off the stumps behind squar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92" calcext:value-type="float">
            <text:p>92</text:p>
          </table:table-cell>
          <table:table-cell office:value-type="string" calcext:value-type="string">
            <text:p>Shoaib Malik to Hales, 1 run, whipped through straight midwicket to the man in the deep</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93" calcext:value-type="float">
            <text:p>93</text:p>
          </table:table-cell>
          <table:table-cell office:value-type="string" calcext:value-type="string">
            <text:p>Shoaib Malik to Roy, 1 run, pushed with a straight bat down to long-o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94" calcext:value-type="float">
            <text:p>94</text:p>
          </table:table-cell>
          <table:table-cell office:value-type="string" calcext:value-type="string">
            <text:p>Wahab Riaz to Roy, no run, short of a length outside off, Roy aims something expansive over the leg side and doesn't make contac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95" calcext:value-type="float">
            <text:p>95</text:p>
          </table:table-cell>
          <table:table-cell office:value-type="string" calcext:value-type="string">
            <text:p>Wahab Riaz to Roy, FOUR, top shot, more fantastic timing from Roy as he stands tall, holds his shape and drives a short-of-a-length delivery off the back foot wide of mid-off. Very classy</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96" calcext:value-type="float">
            <text:p>96</text:p>
          </table:table-cell>
          <table:table-cell office:value-type="string" calcext:value-type="string">
            <text:p>Wahab Riaz to Roy, no run, a little fuller, another punchy drives, picks out mid-off this tim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97" calcext:value-type="float">
            <text:p>97</text:p>
          </table:table-cell>
          <table:table-cell office:value-type="string" calcext:value-type="string">
            <text:p>Wahab Riaz to Roy, no run, round the wicket, outside off, chopped into the ground</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98" calcext:value-type="float">
            <text:p>98</text:p>
          </table:table-cell>
          <table:table-cell office:value-type="string" calcext:value-type="string">
            <text:p>Wahab Riaz to Roy, FOUR, cracked again! Pulled off the front foot from outside off well in front of square and a superb way to reach a half-century. Very good innings</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99" calcext:value-type="float">
            <text:p>99</text:p>
          </table:table-cell>
          <table:table-cell office:value-type="string" calcext:value-type="string">
            <text:p>Wahab Riaz to Roy, no run, fresh air this time, goes for another pull, ball dies off the surface and goes under the bottom edg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00" calcext:value-type="float">
            <text:p>100</text:p>
          </table:table-cell>
          <table:table-cell office:value-type="string" calcext:value-type="string">
            <text:p>Shoaib Malik to Hales, FOUR, round the wicket, a strong sweep as he picks this up from off stump and places it behind squar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01" calcext:value-type="float">
            <text:p>101</text:p>
          </table:table-cell>
          <table:table-cell office:value-type="string" calcext:value-type="string">
            <text:p>Shoaib Malik to Hales, no run, flicked in the air but doesn't carry to midwicke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02" calcext:value-type="float">
            <text:p>102</text:p>
          </table:table-cell>
          <table:table-cell office:value-type="string" calcext:value-type="string">
            <text:p>Shoaib Malik to Hales, FOUR, width outside off and cut firmly through the covers, wide of the deep sweeper...more excellent placemen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03" calcext:value-type="float">
            <text:p>103</text:p>
          </table:table-cell>
          <table:table-cell office:value-type="string" calcext:value-type="string">
            <text:p>Shoaib Malik to Hales, no run, takes the pad and trickles to short fine leg</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04" calcext:value-type="float">
            <text:p>104</text:p>
          </table:table-cell>
          <table:table-cell office:value-type="string" calcext:value-type="string">
            <text:p>Shoaib Malik to Hales, 1 run, nudged into the square-leg area</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05" calcext:value-type="float">
            <text:p>105</text:p>
          </table:table-cell>
          <table:table-cell office:value-type="string" calcext:value-type="string">
            <text:p>Shoaib Malik to Roy, 1 run, pushed down the ground to long-on to raise the hundred stand...super platform for England</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06" calcext:value-type="float">
            <text:p>106</text:p>
          </table:table-cell>
          <table:table-cell office:value-type="string" calcext:value-type="string">
            <text:p>Wahab Riaz to Roy, 1 run, short-arm pull through midwicket. Sweetly timed</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07" calcext:value-type="float">
            <text:p>107</text:p>
          </table:table-cell>
          <table:table-cell office:value-type="string" calcext:value-type="string">
            <text:p>Wahab Riaz to Hales, 1 run, open-faced glide to third man, another single to the total</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08" calcext:value-type="float">
            <text:p>108</text:p>
          </table:table-cell>
          <table:table-cell office:value-type="string" calcext:value-type="string">
            <text:p>Wahab Riaz to Roy, OUT, in the air, and straight to mid-on! Well struck, but always aerial and didn't get under the ball enough to clear the man. The end of a fine opening stand</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09" calcext:value-type="float">
            <text:p>109</text:p>
          </table:table-cell>
          <table:table-cell office:value-type="string" calcext:value-type="string">
            <text:p>JJ Roy c Shoaib Malik b Wahab Riaz 54 (72m 57b 8x4 0x6) SR: 94.73  </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10" calcext:value-type="float">
            <text:p>110</text:p>
          </table:table-cell>
          <table:table-cell office:value-type="string" calcext:value-type="string">
            <text:p>Wahab Riaz to Root, no run, onto the front foot, punched to cov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11" calcext:value-type="float">
            <text:p>111</text:p>
          </table:table-cell>
          <table:table-cell office:value-type="string" calcext:value-type="string">
            <text:p>Wahab Riaz to Root, no run, pushed back into the crease this time, but angled across the right-hander and punched off the back foot to cov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12" calcext:value-type="float">
            <text:p>112</text:p>
          </table:table-cell>
          <table:table-cell office:value-type="string" calcext:value-type="string">
            <text:p>Wahab Riaz to Root, 1 run, nurdles the single to get off the mark and keep the strik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13" calcext:value-type="float">
            <text:p>113</text:p>
          </table:table-cell>
          <table:table-cell office:value-type="string" calcext:value-type="string">
            <text:p>Yasir Shah to Root, 1 run, good use of the feet, floating like a butterfly to push firmly into the covers</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14" calcext:value-type="float">
            <text:p>114</text:p>
          </table:table-cell>
          <table:table-cell office:value-type="string" calcext:value-type="string">
            <text:p>Yasir Shah to Hales, 1 run, on the pads, flicked into space at midwicke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15" calcext:value-type="float">
            <text:p>115</text:p>
          </table:table-cell>
          <table:table-cell office:value-type="string" calcext:value-type="string">
            <text:p>Yasir Shah to Root, 1 run, on the back foot, drilled into the covers, and they pick off another singl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16" calcext:value-type="float">
            <text:p>116</text:p>
          </table:table-cell>
          <table:table-cell office:value-type="string" calcext:value-type="string">
            <text:p>Yasir Shah to Hales, 1 run, four balls, four singles. if this is a sign of England's new commitment to one-day cricket, it's a good sig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17" calcext:value-type="float">
            <text:p>117</text:p>
          </table:table-cell>
          <table:table-cell office:value-type="string" calcext:value-type="string">
            <text:p>Yasir Shah to Root, 3 runs, clipped to long-on and Root calls three immediately, top running</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18" calcext:value-type="float">
            <text:p>118</text:p>
          </table:table-cell>
          <table:table-cell office:value-type="string" calcext:value-type="string">
            <text:p>Yasir Shah to Hales, 1 run, crunched uppishly past the bowler, down to long-off. At least a single off every ball and eight off the ov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19" calcext:value-type="float">
            <text:p>119</text:p>
          </table:table-cell>
          <table:table-cell office:value-type="string" calcext:value-type="string">
            <text:p>Wahab Riaz to Hales, no run, width, and that scuttles past a swishing drive. Hardly got up at all</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20" calcext:value-type="float">
            <text:p>120</text:p>
          </table:table-cell>
          <table:table-cell office:value-type="string" calcext:value-type="string">
            <text:p>Wahab Riaz to Hales, no run, that one did! A flimsy pull as Wahab hustles one through from round the wicket, and after a vehement appeal and an agonising delay, the umpire gives it out. But it has gone to a review and Hales lives on! It flicked his trouser-leg</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21" calcext:value-type="float">
            <text:p>121</text:p>
          </table:table-cell>
          <table:table-cell office:value-type="string" calcext:value-type="string">
            <text:p>Wahab Riaz to Hales, 1 run, on the back foot, eased into the covers with a full flow of the ba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22" calcext:value-type="float">
            <text:p>122</text:p>
          </table:table-cell>
          <table:table-cell office:value-type="string" calcext:value-type="string">
            <text:p>Wahab Riaz to Root, no run, on the back foot again, point picks up</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23" calcext:value-type="float">
            <text:p>123</text:p>
          </table:table-cell>
          <table:table-cell office:value-type="string" calcext:value-type="string">
            <text:p>Wahab Riaz to Root, no run, good pace, good defenc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24" calcext:value-type="float">
            <text:p>124</text:p>
          </table:table-cell>
          <table:table-cell office:value-type="string" calcext:value-type="string">
            <text:p>Wahab Riaz to Root, no run, squeezed out to point, on the back foot again. Tight stuff</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25" calcext:value-type="float">
            <text:p>125</text:p>
          </table:table-cell>
          <table:table-cell office:value-type="string" calcext:value-type="string">
            <text:p>Shoaib Malik to Hales, no run, clipped firmly to short midwicke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26" calcext:value-type="float">
            <text:p>126</text:p>
          </table:table-cell>
          <table:table-cell office:value-type="string" calcext:value-type="string">
            <text:p>Shoaib Malik to Hales, no run, back of a length, Hales plays it from the pitch but can't impart any pow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27" calcext:value-type="float">
            <text:p>127</text:p>
          </table:table-cell>
          <table:table-cell office:value-type="string" calcext:value-type="string">
            <text:p>Shoaib Malik to Hales, 1 run, worked off the pads, and that is Hales' fifty, his third in ODIs, and it's been a fine, solid innings with the promise of plenty to come. He hits a long ball when his dander is up ...</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28" calcext:value-type="float">
            <text:p>128</text:p>
          </table:table-cell>
          <table:table-cell office:value-type="string" calcext:value-type="string">
            <text:p>Shoaib Malik to Root, no run, forward and driven back to the bowl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29" calcext:value-type="float">
            <text:p>129</text:p>
          </table:table-cell>
          <table:table-cell office:value-type="string" calcext:value-type="string">
            <text:p>Shoaib Malik to Root, 1 run, bottom-handed bunt to wide long-o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30" calcext:value-type="float">
            <text:p>130</text:p>
          </table:table-cell>
          <table:table-cell office:value-type="string" calcext:value-type="string">
            <text:p>Shoaib Malik to Hales, no run, fended back to the bowl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31" calcext:value-type="float">
            <text:p>131</text:p>
          </table:table-cell>
          <table:table-cell office:value-type="string" calcext:value-type="string">
            <text:p>Anwar Ali to Root, 1 run, Root keeps finding the gaps</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32" calcext:value-type="float">
            <text:p>132</text:p>
          </table:table-cell>
          <table:table-cell office:value-type="string" calcext:value-type="string">
            <text:p>Anwar Ali to Hales, 1 run, stands tall in defence and pushes back to the bowl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33" calcext:value-type="float">
            <text:p>133</text:p>
          </table:table-cell>
          <table:table-cell office:value-type="string" calcext:value-type="string">
            <text:p>Anwar Ali to Root, no run, angled back into the batsman, pushed out to cov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34" calcext:value-type="float">
            <text:p>134</text:p>
          </table:table-cell>
          <table:table-cell office:value-type="string" calcext:value-type="string">
            <text:p>Anwar Ali to Root, no run, solid bat on ball, out into the off sid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35" calcext:value-type="float">
            <text:p>135</text:p>
          </table:table-cell>
          <table:table-cell office:value-type="string" calcext:value-type="string">
            <text:p>Anwar Ali to Root, no run, slightly back of a length, Root hangs back in his crease and eases a push to mid-o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36" calcext:value-type="float">
            <text:p>136</text:p>
          </table:table-cell>
          <table:table-cell office:value-type="string" calcext:value-type="string">
            <text:p>Anwar Ali to Root, 1 run, wider of off stump, and clubbed out to the deep</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37" calcext:value-type="float">
            <text:p>137</text:p>
          </table:table-cell>
          <table:table-cell office:value-type="string" calcext:value-type="string">
            <text:p>Shoaib Malik to Root, 1 run, bottom-handed push into the leg-side, Root keeps ticking along</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38" calcext:value-type="float">
            <text:p>138</text:p>
          </table:table-cell>
          <table:table-cell office:value-type="string" calcext:value-type="string">
            <text:p>Shoaib Malik to Hales, 1 run, tucked to midwicket once again, well timed and placed for an easy singl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39" calcext:value-type="float">
            <text:p>139</text:p>
          </table:table-cell>
          <table:table-cell office:value-type="string" calcext:value-type="string">
            <text:p>Shoaib Malik to Root, 1 run, shovelled off the hip, out to the leg-side sweep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40" calcext:value-type="float">
            <text:p>140</text:p>
          </table:table-cell>
          <table:table-cell office:value-type="string" calcext:value-type="string">
            <text:p>Shoaib Malik to Hales, no run, defended off the back foo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41" calcext:value-type="float">
            <text:p>141</text:p>
          </table:table-cell>
          <table:table-cell office:value-type="string" calcext:value-type="string">
            <text:p>Shoaib Malik to Hales, 1 run, on the pads, an easy nurdle to square leg</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42" calcext:value-type="float">
            <text:p>142</text:p>
          </table:table-cell>
          <table:table-cell office:value-type="string" calcext:value-type="string">
            <text:p>Shoaib Malik to Root, 1 run, driven up to long-o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43" calcext:value-type="float">
            <text:p>143</text:p>
          </table:table-cell>
          <table:table-cell office:value-type="string" calcext:value-type="string">
            <text:p>Anwar Ali to Root, 1 run, tucked off the toes again, easy pickings</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44" calcext:value-type="float">
            <text:p>144</text:p>
          </table:table-cell>
          <table:table-cell office:value-type="string" calcext:value-type="string">
            <text:p>Anwar Ali to Hales, 1 run, flicked out to the leg-side, very calm accumulatio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45" calcext:value-type="float">
            <text:p>145</text:p>
          </table:table-cell>
          <table:table-cell office:value-type="string" calcext:value-type="string">
            <text:p>Anwar Ali to Root, no run, chiselled into the leg-side from an off-stump line. Good gap-finding, but boundaries currently scarc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46" calcext:value-type="float">
            <text:p>146</text:p>
          </table:table-cell>
          <table:table-cell office:value-type="string" calcext:value-type="string">
            <text:p>Anwar Ali to Root, 1 run, worked into the leg-side again. No rush</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47" calcext:value-type="float">
            <text:p>147</text:p>
          </table:table-cell>
          <table:table-cell office:value-type="string" calcext:value-type="string">
            <text:p>Anwar Ali to Hales, no run, pushed into the covers</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48" calcext:value-type="float">
            <text:p>148</text:p>
          </table:table-cell>
          <table:table-cell office:value-type="string" calcext:value-type="string">
            <text:p>Anwar Ali to Hales, 1 run, clipped to midwicket, well pounced but a good sharp singl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49" calcext:value-type="float">
            <text:p>149</text:p>
          </table:table-cell>
          <table:table-cell office:value-type="string" calcext:value-type="string">
            <text:p>Shoaib Malik to Hales, 1 run, clipped again to midwicke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50" calcext:value-type="float">
            <text:p>150</text:p>
          </table:table-cell>
          <table:table-cell office:value-type="string" calcext:value-type="string">
            <text:p>Shoaib Malik to Root, 1 run, flicked off the hip, a squeak of interest as short midwicket dived in vai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51" calcext:value-type="float">
            <text:p>151</text:p>
          </table:table-cell>
          <table:table-cell office:value-type="string" calcext:value-type="string">
            <text:p>Shoaib Malik to Hales, 1 run, more intent, a bottom-handed thump out towards cow corn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52" calcext:value-type="float">
            <text:p>152</text:p>
          </table:table-cell>
          <table:table-cell office:value-type="string" calcext:value-type="string">
            <text:p>Shoaib Malik to Root, 1 run, more singles action than on Tinder at the moment. This one is swiped left, through midwicket agai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53" calcext:value-type="float">
            <text:p>153</text:p>
          </table:table-cell>
          <table:table-cell office:value-type="string" calcext:value-type="string">
            <text:p>Shoaib Malik to Hales, FOUR, battered on the up and into the gap at cow corner, the first four for fifty balls. Power and placemen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54" calcext:value-type="float">
            <text:p>154</text:p>
          </table:table-cell>
          <table:table-cell office:value-type="string" calcext:value-type="string">
            <text:p>Shoaib Malik to Hales, 1 run, good stride, thumped into the leg-side. Intentful ov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55" calcext:value-type="float">
            <text:p>155</text:p>
          </table:table-cell>
          <table:table-cell office:value-type="string" calcext:value-type="string">
            <text:p>Anwar Ali to Hales, no run, on the back foot, driven to mid-off</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56" calcext:value-type="float">
            <text:p>156</text:p>
          </table:table-cell>
          <table:table-cell office:value-type="string" calcext:value-type="string">
            <text:p>Anwar Ali to Hales, no run, clipped to midwicke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57" calcext:value-type="float">
            <text:p>157</text:p>
          </table:table-cell>
          <table:table-cell office:value-type="string" calcext:value-type="string">
            <text:p>Anwar Ali to Hales, 1 run, flicked fine, sharp work in the deep cuts off the second run. Pakistan have been impressive in the field for one and a half matches so far ...</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58" calcext:value-type="float">
            <text:p>158</text:p>
          </table:table-cell>
          <table:table-cell office:value-type="string" calcext:value-type="string">
            <text:p>Anwar Ali to Root, 1 run, clipped to midwicket, once agai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59" calcext:value-type="float">
            <text:p>159</text:p>
          </table:table-cell>
          <table:table-cell office:value-type="string" calcext:value-type="string">
            <text:p>Anwar Ali to Hales, 1 run, another flick off the pads</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60" calcext:value-type="float">
            <text:p>160</text:p>
          </table:table-cell>
          <table:table-cell office:value-type="string" calcext:value-type="string">
            <text:p>Anwar Ali to Root, 1 run, half an appeal as bat and pad end up rather too adjacent. But a single is the resul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61" calcext:value-type="float">
            <text:p>161</text:p>
          </table:table-cell>
          <table:table-cell office:value-type="string" calcext:value-type="string">
            <text:p>Mohammad Irfan to Root, 1 run, width, cut out to cov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62" calcext:value-type="float">
            <text:p>162</text:p>
          </table:table-cell>
          <table:table-cell office:value-type="string" calcext:value-type="string">
            <text:p>Mohammad Irfan to Hales, no run, nibbling from a leg-stump line and defended in front of middl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63" calcext:value-type="float">
            <text:p>163</text:p>
          </table:table-cell>
          <table:table-cell office:value-type="string" calcext:value-type="string">
            <text:p>Mohammad Irfan to Hales, no run, a big waft, no connection. No slip either, so he might have got away with a thick edg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64" calcext:value-type="float">
            <text:p>164</text:p>
          </table:table-cell>
          <table:table-cell office:value-type="string" calcext:value-type="string">
            <text:p>Mohammad Irfan to Hales, no run, attempting to run a single through third man, exploiting the lack of slip. But Irfan finds some purchase in the surface and jags the ball away</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65" calcext:value-type="float">
            <text:p>165</text:p>
          </table:table-cell>
          <table:table-cell office:value-type="string" calcext:value-type="string">
            <text:p>Mohammad Irfan to Hales, no run, another one passes the edge. Living a touch dangerously in this ov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66" calcext:value-type="float">
            <text:p>166</text:p>
          </table:table-cell>
          <table:table-cell office:value-type="string" calcext:value-type="string">
            <text:p>Mohammad Irfan to Hales, no run, excellent over, another one beats the bat, this time by hopping over the top of an attempted glide/cut. A momentum-stalling retur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67" calcext:value-type="float">
            <text:p>167</text:p>
          </table:table-cell>
          <table:table-cell office:value-type="string" calcext:value-type="string">
            <text:p>Anwar Ali to Root, no run, worked down to third ma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68" calcext:value-type="float">
            <text:p>168</text:p>
          </table:table-cell>
          <table:table-cell office:value-type="string" calcext:value-type="string">
            <text:p>Anwar Ali to Root, 1 run, on the pads, flicked out to square leg</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69" calcext:value-type="float">
            <text:p>169</text:p>
          </table:table-cell>
          <table:table-cell office:value-type="string" calcext:value-type="string">
            <text:p>Anwar Ali to Hales, 2 runs, outside off, helped down to third man with an open-faced steer. Measured accumulatio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70" calcext:value-type="float">
            <text:p>170</text:p>
          </table:table-cell>
          <table:table-cell office:value-type="string" calcext:value-type="string">
            <text:p>Anwar Ali to Hales, 1 run, on the pads, Irfan has a long way to bend to cut off a single so they scamper through</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71" calcext:value-type="float">
            <text:p>171</text:p>
          </table:table-cell>
          <table:table-cell office:value-type="string" calcext:value-type="string">
            <text:p>Anwar Ali to Root, 1 run, more expert gap-picking from the boundaryless but briskly accumulating Roo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72" calcext:value-type="float">
            <text:p>172</text:p>
          </table:table-cell>
          <table:table-cell office:value-type="string" calcext:value-type="string">
            <text:p>Anwar Ali to Hales, 1 run, eased to mid-o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73" calcext:value-type="float">
            <text:p>173</text:p>
          </table:table-cell>
          <table:table-cell office:value-type="string" calcext:value-type="string">
            <text:p>Mohammad Irfan to Hales, 1 run, on the pads yet again, flicked to midwicke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74" calcext:value-type="float">
            <text:p>174</text:p>
          </table:table-cell>
          <table:table-cell office:value-type="string" calcext:value-type="string">
            <text:p>Mohammad Irfan to Root, 1 run, driven on the up, into the covers</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75" calcext:value-type="float">
            <text:p>175</text:p>
          </table:table-cell>
          <table:table-cell office:value-type="string" calcext:value-type="string">
            <text:p>Mohammad Irfan to Hales, 1 run, angled defence into the gully, Hales dropped his bat which robbed them of a second ru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76" calcext:value-type="float">
            <text:p>176</text:p>
          </table:table-cell>
          <table:table-cell office:value-type="string" calcext:value-type="string">
            <text:p>Mohammad Irfan to Root, no run, open-faced steer out to poin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77" calcext:value-type="float">
            <text:p>177</text:p>
          </table:table-cell>
          <table:table-cell office:value-type="string" calcext:value-type="string">
            <text:p>Mohammad Irfan to Root, 1 run, nurdled into the leg-side agai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78" calcext:value-type="float">
            <text:p>178</text:p>
          </table:table-cell>
          <table:table-cell office:value-type="string" calcext:value-type="string">
            <text:p>Mohammad Irfan to Hales, 1 run, clipped out to square leg</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79" calcext:value-type="float">
            <text:p>179</text:p>
          </table:table-cell>
          <table:table-cell office:value-type="string" calcext:value-type="string">
            <text:p>Yasir Shah to Hales, SIX, thump! No sighters for Hales, just down on one knee and walloped over midwicket to bring up the fifty stand. Good stride, long levers. Bosh</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80" calcext:value-type="float">
            <text:p>180</text:p>
          </table:table-cell>
          <table:table-cell office:value-type="string" calcext:value-type="string">
            <text:p>Yasir Shah to Hales, 1 run, a flat-footed under-edged wipe, and that was technically a chance... it was also a mistimed half-track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81" calcext:value-type="float">
            <text:p>181</text:p>
          </table:table-cell>
          <table:table-cell office:value-type="string" calcext:value-type="string">
            <text:p>Yasir Shah to Root, 1 run, worked out to midwicket agai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82" calcext:value-type="float">
            <text:p>182</text:p>
          </table:table-cell>
          <table:table-cell office:value-type="string" calcext:value-type="string">
            <text:p>Yasir Shah to Hales, no run, flicked to leg</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83" calcext:value-type="float">
            <text:p>183</text:p>
          </table:table-cell>
          <table:table-cell office:value-type="string" calcext:value-type="string">
            <text:p>Yasir Shah to Hales, SIX, bang, and that's another one! Not much more than a golf-swing down the ground, a seven-iron maybe, and it plops over the rope, just out of reach of the field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84" calcext:value-type="float">
            <text:p>184</text:p>
          </table:table-cell>
          <table:table-cell office:value-type="string" calcext:value-type="string">
            <text:p>Yasir Shah to Hales, no run, very solidly forward in defenc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85" calcext:value-type="float">
            <text:p>185</text:p>
          </table:table-cell>
          <table:table-cell office:value-type="string" calcext:value-type="string">
            <text:p>Iftikhar Ahmed to Root, no run, offspin, on a good length, attecking the stumps and defended cautiously</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86" calcext:value-type="float">
            <text:p>186</text:p>
          </table:table-cell>
          <table:table-cell office:value-type="string" calcext:value-type="string">
            <text:p>Iftikhar Ahmed to Root, 1 leg bye, tossed up, attempted sweep, big appeal but that pitched just outside the line, I think. But the bowler has reviewed it nonetheless. A bit of a waste tha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87" calcext:value-type="float">
            <text:p>187</text:p>
          </table:table-cell>
          <table:table-cell office:value-type="string" calcext:value-type="string">
            <text:p>Iftikhar Ahmed to Hales, 1 run, eased up to mid-o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88" calcext:value-type="float">
            <text:p>188</text:p>
          </table:table-cell>
          <table:table-cell office:value-type="string" calcext:value-type="string">
            <text:p>Iftikhar Ahmed to Root, 1 run, worked into the off side, a rarity today</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89" calcext:value-type="float">
            <text:p>189</text:p>
          </table:table-cell>
          <table:table-cell office:value-type="string" calcext:value-type="string">
            <text:p>Iftikhar Ahmed to Hales, 1 run, on the pads, swiped left again, so to speak</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90" calcext:value-type="float">
            <text:p>190</text:p>
          </table:table-cell>
          <table:table-cell office:value-type="string" calcext:value-type="string">
            <text:p>Iftikhar Ahmed to Root, 1 run, down on one knee, a comfortable sweep for another singl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91" calcext:value-type="float">
            <text:p>191</text:p>
          </table:table-cell>
          <table:table-cell office:value-type="string" calcext:value-type="string">
            <text:p>Yasir Shah to Root, no run, thumped into the covers, a good stop</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92" calcext:value-type="float">
            <text:p>192</text:p>
          </table:table-cell>
          <table:table-cell office:value-type="string" calcext:value-type="string">
            <text:p>Yasir Shah to Root, 1 run, well timed drive to long-off</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93" calcext:value-type="float">
            <text:p>193</text:p>
          </table:table-cell>
          <table:table-cell office:value-type="string" calcext:value-type="string">
            <text:p>Yasir Shah to Hales, 2 runs, tucked off the toes, a bit of an awkward tumble from Wahab who seems to have turned his ankle in the process, but he's staying out there, the hard nu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94" calcext:value-type="float">
            <text:p>194</text:p>
          </table:table-cell>
          <table:table-cell office:value-type="string" calcext:value-type="string">
            <text:p>Yasir Shah to Hales, no run, big stride again, defended</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95" calcext:value-type="float">
            <text:p>195</text:p>
          </table:table-cell>
          <table:table-cell office:value-type="string" calcext:value-type="string">
            <text:p>Yasir Shah to Hales, 1 run, back foot push out to cov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96" calcext:value-type="float">
            <text:p>196</text:p>
          </table:table-cell>
          <table:table-cell office:value-type="string" calcext:value-type="string">
            <text:p>Yasir Shah to Root, 2 runs, beautiful placement, that one skidded on outside off stump and he just helped it behind point, a long chase towards the rop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97" calcext:value-type="float">
            <text:p>197</text:p>
          </table:table-cell>
          <table:table-cell office:value-type="string" calcext:value-type="string">
            <text:p>Iftikhar Ahmed to Hales, no run, forward and defended</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98" calcext:value-type="float">
            <text:p>198</text:p>
          </table:table-cell>
          <table:table-cell office:value-type="string" calcext:value-type="string">
            <text:p>Iftikhar Ahmed to Hales, 1 run, chipped firmly into the gap behind midwicke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199" calcext:value-type="float">
            <text:p>199</text:p>
          </table:table-cell>
          <table:table-cell office:value-type="string" calcext:value-type="string">
            <text:p>Iftikhar Ahmed to Root, 1 run, up onto the toes, driven into the covers</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00" calcext:value-type="float">
            <text:p>200</text:p>
          </table:table-cell>
          <table:table-cell office:value-type="string" calcext:value-type="string">
            <text:p>Iftikhar Ahmed to Hales, 1 run, flicked firmly out to midwicket, skiddy but skidding straight onto the bat at the momen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01" calcext:value-type="float">
            <text:p>201</text:p>
          </table:table-cell>
          <table:table-cell office:value-type="string" calcext:value-type="string">
            <text:p>Iftikhar Ahmed to Root, 1 run, in the air and dropped! Wahab, who has been labouring with a sore ankle, is taken by surprise by a reverse dab, in the air, and through his hands at short cov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02" calcext:value-type="float">
            <text:p>202</text:p>
          </table:table-cell>
          <table:table-cell office:value-type="string" calcext:value-type="string">
            <text:p>Iftikhar Ahmed to Hales, 1 run, a more measured single takes hales deeper into the nineties</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03" calcext:value-type="float">
            <text:p>203</text:p>
          </table:table-cell>
          <table:table-cell office:value-type="string" calcext:value-type="string">
            <text:p>Yasir Shah to Hales, 1 run, touch short, whipped off the back foot through midwicket and Wahab is able to keep them to a single at long-o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04" calcext:value-type="float">
            <text:p>204</text:p>
          </table:table-cell>
          <table:table-cell office:value-type="string" calcext:value-type="string">
            <text:p>Yasir Shah to Root, 1 run, flicked along the ground to deep midwicke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05" calcext:value-type="float">
            <text:p>205</text:p>
          </table:table-cell>
          <table:table-cell office:value-type="string" calcext:value-type="string">
            <text:p>Yasir Shah to Hales, 1 run, worked off the pads again into the leg sid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06" calcext:value-type="float">
            <text:p>206</text:p>
          </table:table-cell>
          <table:table-cell office:value-type="string" calcext:value-type="string">
            <text:p>Yasir Shah to Root, 1 run, driven down the ground to long-off</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07" calcext:value-type="float">
            <text:p>207</text:p>
          </table:table-cell>
          <table:table-cell office:value-type="string" calcext:value-type="string">
            <text:p>Yasir Shah to Hales, 1 run, comfortably working Yasir around as this one runs through the leg side agai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08" calcext:value-type="float">
            <text:p>208</text:p>
          </table:table-cell>
          <table:table-cell office:value-type="string" calcext:value-type="string">
            <text:p>Yasir Shah to Root, FOUR, goes over the top this time, and the tip-tap of singles Root goes for a type of slog-sweep but actually sends it very straight over mid-on. That's his first boundary</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09" calcext:value-type="float">
            <text:p>209</text:p>
          </table:table-cell>
          <table:table-cell office:value-type="string" calcext:value-type="string">
            <text:p>Iftikhar Ahmed to Hales, no run, round the wicket, worked to the leg side, the bowler dives across</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10" calcext:value-type="float">
            <text:p>210</text:p>
          </table:table-cell>
          <table:table-cell office:value-type="string" calcext:value-type="string">
            <text:p>Iftikhar Ahmed to Hales, 1 run, flicked in the air! But just wide of a diving midwicket, where Rizwan is</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11" calcext:value-type="float">
            <text:p>211</text:p>
          </table:table-cell>
          <table:table-cell office:value-type="string" calcext:value-type="string">
            <text:p>Iftikhar Ahmed to Root, 1 run, eased down the ground</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12" calcext:value-type="float">
            <text:p>212</text:p>
          </table:table-cell>
          <table:table-cell office:value-type="string" calcext:value-type="string">
            <text:p>Iftikhar Ahmed to Hales, no run, quicker and flatter at the stumps, pushed back to the bowl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13" calcext:value-type="float">
            <text:p>213</text:p>
          </table:table-cell>
          <table:table-cell office:value-type="string" calcext:value-type="string">
            <text:p>Iftikhar Ahmed to Hales, 1 run, pushed square through the leg side, for a moment Hales wanted a second but it wasn't o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14" calcext:value-type="float">
            <text:p>214</text:p>
          </table:table-cell>
          <table:table-cell office:value-type="string" calcext:value-type="string">
            <text:p>Iftikhar Ahmed to Root, 1 run, moves outside leg stump and drives this straight to long-off</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15" calcext:value-type="float">
            <text:p>215</text:p>
          </table:table-cell>
          <table:table-cell office:value-type="string" calcext:value-type="string">
            <text:p>Wahab Riaz to Root, no run, short of a length outside off, cut off the back foot and finds poin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16" calcext:value-type="float">
            <text:p>216</text:p>
          </table:table-cell>
          <table:table-cell office:value-type="string" calcext:value-type="string">
            <text:p>Wahab Riaz to Root, no run, fuller this time, Root chases it with a slashing square cut and doesn't make contac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17" calcext:value-type="float">
            <text:p>217</text:p>
          </table:table-cell>
          <table:table-cell office:value-type="string" calcext:value-type="string">
            <text:p>Wahab Riaz to Root, 1 run, keeps a little low outside off, Root playing off the back foot and gets a thick edge to third ma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18" calcext:value-type="float">
            <text:p>218</text:p>
          </table:table-cell>
          <table:table-cell office:value-type="string" calcext:value-type="string">
            <text:p>Wahab Riaz to Hales, 1 run, round the wicket, on a length outside off, opens the face down to third ma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19" calcext:value-type="float">
            <text:p>219</text:p>
          </table:table-cell>
          <table:table-cell office:value-type="string" calcext:value-type="string">
            <text:p>Wahab Riaz to Root, 1 run, he frees his arms at some width outside off, the square drive races to the cover sweep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20" calcext:value-type="float">
            <text:p>220</text:p>
          </table:table-cell>
          <table:table-cell office:value-type="string" calcext:value-type="string">
            <text:p>Wahab Riaz to Hales, no run, tight on off stump, defended calmly to the covers</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21" calcext:value-type="float">
            <text:p>221</text:p>
          </table:table-cell>
          <table:table-cell office:value-type="string" calcext:value-type="string">
            <text:p>Iftikhar Ahmed to Root, no run, excellent work by Rizwan at midwicket to keep Root on strike as he pulls a shorter delivery that doesn't quite get up</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22" calcext:value-type="float">
            <text:p>222</text:p>
          </table:table-cell>
          <table:table-cell office:value-type="string" calcext:value-type="string">
            <text:p>Iftikhar Ahmed to Root, 1 run, a reverse sweep towards short third ma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23" calcext:value-type="float">
            <text:p>223</text:p>
          </table:table-cell>
          <table:table-cell office:value-type="string" calcext:value-type="string">
            <text:p>Iftikhar Ahmed to Hales, no run, this one really dies off the surface and Hales can only find cov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24" calcext:value-type="float">
            <text:p>224</text:p>
          </table:table-cell>
          <table:table-cell office:value-type="string" calcext:value-type="string">
            <text:p>Iftikhar Ahmed to Hales, no run, another dot ball as he stays on 98, punches to midwicke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25" calcext:value-type="float">
            <text:p>225</text:p>
          </table:table-cell>
          <table:table-cell office:value-type="string" calcext:value-type="string">
            <text:p>Iftikhar Ahmed to Hales, no run, this is good stuff from Iftikhar as he can only find midwicket agai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26" calcext:value-type="float">
            <text:p>226</text:p>
          </table:table-cell>
          <table:table-cell office:value-type="string" calcext:value-type="string">
            <text:p>Iftikhar Ahmed to Hales, 2 runs, and there it is! Paddle sweeps from outside leg stump, gets it past short fine leg and that's a maiden ODI hundred, off 111 balls. A very significant moment for Hales and he takes in the applaus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27" calcext:value-type="float">
            <text:p>227</text:p>
          </table:table-cell>
          <table:table-cell office:value-type="string" calcext:value-type="string">
            <text:p>Wahab Riaz to Root, no run, over the wicket, 91mph, on off stump and defended to poin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28" calcext:value-type="float">
            <text:p>228</text:p>
          </table:table-cell>
          <table:table-cell office:value-type="string" calcext:value-type="string">
            <text:p>Wahab Riaz to Root, 1 run, short of a length, pulled through square leg without much timing</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29" calcext:value-type="float">
            <text:p>229</text:p>
          </table:table-cell>
          <table:table-cell office:value-type="string" calcext:value-type="string">
            <text:p>Wahab Riaz to Hales, no run, dragged from outside off and pulled to midwicke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30" calcext:value-type="float">
            <text:p>230</text:p>
          </table:table-cell>
          <table:table-cell office:value-type="string" calcext:value-type="string">
            <text:p>Wahab Riaz to Hales, 1 run, slower ball full outside off, jabbed square into the off side...that brings up the hundred stand</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31" calcext:value-type="float">
            <text:p>231</text:p>
          </table:table-cell>
          <table:table-cell office:value-type="string" calcext:value-type="string">
            <text:p>Wahab Riaz to Root, 1 run, opens the face and runs down to third ma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32" calcext:value-type="float">
            <text:p>232</text:p>
          </table:table-cell>
          <table:table-cell office:value-type="string" calcext:value-type="string">
            <text:p>Wahab Riaz to Hales, 1 run, slashes off a thick outside edge, one bounce down to third ma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33" calcext:value-type="float">
            <text:p>233</text:p>
          </table:table-cell>
          <table:table-cell office:value-type="string" calcext:value-type="string">
            <text:p>Iftikhar Ahmed to Hales, 1 run, dragged down short, the ball is dipping as it reaches Hales it was bowled so slowly, Hales swings it to deep squar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34" calcext:value-type="float">
            <text:p>234</text:p>
          </table:table-cell>
          <table:table-cell office:value-type="string" calcext:value-type="string">
            <text:p>Iftikhar Ahmed to Root, FOUR, very nice placement by Root, gives himself a touch of room then opens the face to slice it between short third man and backward poin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35" calcext:value-type="float">
            <text:p>235</text:p>
          </table:table-cell>
          <table:table-cell office:value-type="string" calcext:value-type="string">
            <text:p>Iftikhar Ahmed to Root, 1 run, tucked off the pads to deep squar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36" calcext:value-type="float">
            <text:p>236</text:p>
          </table:table-cell>
          <table:table-cell office:value-type="string" calcext:value-type="string">
            <text:p>Iftikhar Ahmed to Hales, SIX, that's high and handsome! Hales takes a couple of strides down the pitch and hoists this well over long on for his third six</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37" calcext:value-type="float">
            <text:p>237</text:p>
          </table:table-cell>
          <table:table-cell office:value-type="string" calcext:value-type="string">
            <text:p>Iftikhar Ahmed to Hales, OUT, and he's gone now! Goes for a slog sweep, plays over the top of the ball, his back foot is out of the crease, good take from Sarfraz and a neat stumping</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38" calcext:value-type="float">
            <text:p>238</text:p>
          </table:table-cell>
          <table:table-cell office:value-type="string" calcext:value-type="string">
            <text:p>AD Hales st †Sarfraz Ahmed b Iftikhar Ahmed 109 (166m 117b 7x4 3x6) SR: 93.16  </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39" calcext:value-type="float">
            <text:p>239</text:p>
          </table:table-cell>
          <table:table-cell office:value-type="string" calcext:value-type="string">
            <text:p>Iftikhar Ahmed to Morgan, no run, drives his first ball carefully to cov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40" calcext:value-type="float">
            <text:p>240</text:p>
          </table:table-cell>
          <table:table-cell office:value-type="string" calcext:value-type="string">
            <text:p>Anwar Ali to Root, FOUR, very smart from Root, scoops Anwar's first ball back into the attack over short fine leg to reach his fifty</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41" calcext:value-type="float">
            <text:p>241</text:p>
          </table:table-cell>
          <table:table-cell office:value-type="string" calcext:value-type="string">
            <text:p>Anwar Ali to Root, 1 run, full outside off, steered down to third ma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42" calcext:value-type="float">
            <text:p>242</text:p>
          </table:table-cell>
          <table:table-cell office:value-type="string" calcext:value-type="string">
            <text:p>Anwar Ali to Morgan, 2 runs, full and straight, nice piece of timing as he punches it straight of mid-off to open his accoun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43" calcext:value-type="float">
            <text:p>243</text:p>
          </table:table-cell>
          <table:table-cell office:value-type="string" calcext:value-type="string">
            <text:p>Anwar Ali to Morgan, 2 runs, comes down the pitch, Anwar might have seen him coming and drags the length back, Morgan opens the face to third man and spots it's Irfa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44" calcext:value-type="float">
            <text:p>244</text:p>
          </table:table-cell>
          <table:table-cell office:value-type="string" calcext:value-type="string">
            <text:p>Anwar Ali to Morgan, no run, full on middle, pushed back to the bowl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45" calcext:value-type="float">
            <text:p>245</text:p>
          </table:table-cell>
          <table:table-cell office:value-type="string" calcext:value-type="string">
            <text:p>Anwar Ali to Morgan, 2 runs, worked off around leg stump, behind square, and that's another brace for Morga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46" calcext:value-type="float">
            <text:p>246</text:p>
          </table:table-cell>
          <table:table-cell office:value-type="string" calcext:value-type="string">
            <text:p>Iftikhar Ahmed to Root, 1 run, driven off the back foot through the covers</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47" calcext:value-type="float">
            <text:p>247</text:p>
          </table:table-cell>
          <table:table-cell office:value-type="string" calcext:value-type="string">
            <text:p>Iftikhar Ahmed to Morgan, no run, skids on into Morgan who has to jab down quite quickly to keep it ou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48" calcext:value-type="float">
            <text:p>248</text:p>
          </table:table-cell>
          <table:table-cell office:value-type="string" calcext:value-type="string">
            <text:p>Iftikhar Ahmed to Morgan, 1 run, flicked from outside off down to long-on where Azam is able to keep it to a singl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49" calcext:value-type="float">
            <text:p>249</text:p>
          </table:table-cell>
          <table:table-cell office:value-type="string" calcext:value-type="string">
            <text:p>Iftikhar Ahmed to Root, no run, driven to cov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50" calcext:value-type="float">
            <text:p>250</text:p>
          </table:table-cell>
          <table:table-cell office:value-type="string" calcext:value-type="string">
            <text:p>Iftikhar Ahmed to Root, 1 run, onto the back foot and whipped off his pads to deep midwicke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51" calcext:value-type="float">
            <text:p>251</text:p>
          </table:table-cell>
          <table:table-cell office:value-type="string" calcext:value-type="string">
            <text:p>Iftikhar Ahmed to Morgan, no run, played back to the bowl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52" calcext:value-type="float">
            <text:p>252</text:p>
          </table:table-cell>
          <table:table-cell office:value-type="string" calcext:value-type="string">
            <text:p>Yasir Shah to Root, 1 run, driven off the back foot to deep cov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53" calcext:value-type="float">
            <text:p>253</text:p>
          </table:table-cell>
          <table:table-cell office:value-type="string" calcext:value-type="string">
            <text:p>Yasir Shah to Morgan, SIX, gets enough on this to clear deep midwicket, he came down the pitch but wasn't to the pitch yet just went through with the sho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54" calcext:value-type="float">
            <text:p>254</text:p>
          </table:table-cell>
          <table:table-cell office:value-type="string" calcext:value-type="string">
            <text:p>Yasir Shah to Morgan, 1 run, now he skips back into his crease and pulls to deep midwicke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55" calcext:value-type="float">
            <text:p>255</text:p>
          </table:table-cell>
          <table:table-cell office:value-type="string" calcext:value-type="string">
            <text:p>Yasir Shah to Root, 1 run, driven down to long off</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56" calcext:value-type="float">
            <text:p>256</text:p>
          </table:table-cell>
          <table:table-cell office:value-type="string" calcext:value-type="string">
            <text:p>Yasir Shah to Morgan, 1 run, pushed outside off, cut into the covers, can't beat the inner circl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57" calcext:value-type="float">
            <text:p>257</text:p>
          </table:table-cell>
          <table:table-cell office:value-type="string" calcext:value-type="string">
            <text:p>Yasir Shah to Root, no run, plays this very late, almost off the stumps, but guides it straight to short third ma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58" calcext:value-type="float">
            <text:p>258</text:p>
          </table:table-cell>
          <table:table-cell office:value-type="string" calcext:value-type="string">
            <text:p>Mohammad Irfan to Morgan, 1 run, well bowled, full and straight, jabbed into the off sid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59" calcext:value-type="float">
            <text:p>259</text:p>
          </table:table-cell>
          <table:table-cell office:value-type="string" calcext:value-type="string">
            <text:p>Mohammad Irfan to Root, 1 run, slashed away from outside off, down to third ma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60" calcext:value-type="float">
            <text:p>260</text:p>
          </table:table-cell>
          <table:table-cell office:value-type="string" calcext:value-type="string">
            <text:p>Mohammad Irfan to Morgan, 1 run, pushed from off stump down the ground</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61" calcext:value-type="float">
            <text:p>261</text:p>
          </table:table-cell>
          <table:table-cell office:value-type="string" calcext:value-type="string">
            <text:p>Mohammad Irfan to Root, 1 run, takes a bottom edge down to third ma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62" calcext:value-type="float">
            <text:p>262</text:p>
          </table:table-cell>
          <table:table-cell office:value-type="string" calcext:value-type="string">
            <text:p>Mohammad Irfan to Morgan, no run, top yorker, Morgan can do no more than drill it back to Irfa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63" calcext:value-type="float">
            <text:p>263</text:p>
          </table:table-cell>
          <table:table-cell office:value-type="string" calcext:value-type="string">
            <text:p>Mohammad Irfan to Morgan, no run, low full toss, gets a thick outside edge and Sarfraz makes an excellent one-handed stop diving to his left...good comeback ov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64" calcext:value-type="float">
            <text:p>264</text:p>
          </table:table-cell>
          <table:table-cell office:value-type="string" calcext:value-type="string">
            <text:p>Wahab Riaz to Root, 1 run, guided down to third ma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65" calcext:value-type="float">
            <text:p>265</text:p>
          </table:table-cell>
          <table:table-cell office:value-type="string" calcext:value-type="string">
            <text:p>Wahab Riaz to Morgan, no run, a fast full toss at the stumps, 91mph, and Morgan shovels it to midwicket...think he's broken his ba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66" calcext:value-type="float">
            <text:p>266</text:p>
          </table:table-cell>
          <table:table-cell office:value-type="string" calcext:value-type="string">
            <text:p>Wahab Riaz to Morgan, 1 run, it's all happening! Nearly a run out as Morgan digs out a terrific yorker, Wahab gets across in his follow through, switches the ball to his strong hand and throws at the stumps. Morgan well out with a hit but gets a single in the end</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67" calcext:value-type="float">
            <text:p>267</text:p>
          </table:table-cell>
          <table:table-cell office:value-type="string" calcext:value-type="string">
            <text:p>Wahab Riaz to Root, no run, he'd have been run out again! Root drove to mid-off, Morgan was sprinting off, got sent back and was not in the picture but the throw misses and neither was the bowler back at the stumps in tim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68" calcext:value-type="float">
            <text:p>268</text:p>
          </table:table-cell>
          <table:table-cell office:value-type="string" calcext:value-type="string">
            <text:p>Wahab Riaz to Root, 1 run, drags a length ball into midwicket...like a pinball machine out there at the moment, throws coming from everywher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69" calcext:value-type="float">
            <text:p>269</text:p>
          </table:table-cell>
          <table:table-cell office:value-type="string" calcext:value-type="string">
            <text:p>Wahab Riaz to Morgan, 1 run, gives himself room, drives a full ball but can't beat mid-off</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70" calcext:value-type="float">
            <text:p>270</text:p>
          </table:table-cell>
          <table:table-cell office:value-type="string" calcext:value-type="string">
            <text:p>Mohammad Irfan to Morgan, 1 run, goes for the pull and gets a bottom edge to short fine leg</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71" calcext:value-type="float">
            <text:p>271</text:p>
          </table:table-cell>
          <table:table-cell office:value-type="string" calcext:value-type="string">
            <text:p>Mohammad Irfan to Root, no run, perhaps trying to over hit here, Root loses his shape a touch as he tries to heave a length delivery and can't beat Irfa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72" calcext:value-type="float">
            <text:p>272</text:p>
          </table:table-cell>
          <table:table-cell office:value-type="string" calcext:value-type="string">
            <text:p>Mohammad Irfan to Root, no run, beaten this time outside off as he has a swing and a miss</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73" calcext:value-type="float">
            <text:p>273</text:p>
          </table:table-cell>
          <table:table-cell office:value-type="string" calcext:value-type="string">
            <text:p>Mohammad Irfan to Root, 1 run, a length delivery is clothed into the leg sid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74" calcext:value-type="float">
            <text:p>274</text:p>
          </table:table-cell>
          <table:table-cell office:value-type="string" calcext:value-type="string">
            <text:p>Mohammad Irfan to Morgan, 2 leg byes, full at leg stump, squirted towards fine leg in rather ungainly fashio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75" calcext:value-type="float">
            <text:p>275</text:p>
          </table:table-cell>
          <table:table-cell office:value-type="string" calcext:value-type="string">
            <text:p>Mohammad Irfan to Morgan, FOUR, gets this one away, a straight, low full toss which Morgan is able to crunch over midwicket...lands just inside the rope. Welcome boundary for England</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76" calcext:value-type="float">
            <text:p>276</text:p>
          </table:table-cell>
          <table:table-cell office:value-type="string" calcext:value-type="string">
            <text:p>Wahab Riaz to Root, no run, full outside off, Root giving himself room and can't make contac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77" calcext:value-type="float">
            <text:p>277</text:p>
          </table:table-cell>
          <table:table-cell office:value-type="string" calcext:value-type="string">
            <text:p>Wahab Riaz to Root, OUT, and the pressure tells! Wahab deserves that. Root has a swing across the line and leg stump gets hi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78" calcext:value-type="float">
            <text:p>278</text:p>
          </table:table-cell>
          <table:table-cell office:value-type="string" calcext:value-type="string">
            <text:p>JE Root  b Wahab Riaz 63 (121m 77b 3x4 0x6) SR: 81.81  </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79" calcext:value-type="float">
            <text:p>279</text:p>
          </table:table-cell>
          <table:table-cell office:value-type="string" calcext:value-type="string">
            <text:p>Wahab Riaz to Buttler, no run, lovely bowling, beats Buttler's outside edge...sign of reverse swing</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80" calcext:value-type="float">
            <text:p>280</text:p>
          </table:table-cell>
          <table:table-cell office:value-type="string" calcext:value-type="string">
            <text:p>Wahab Riaz to Buttler, 1 run, driven through the off side to deep cov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81" calcext:value-type="float">
            <text:p>281</text:p>
          </table:table-cell>
          <table:table-cell office:value-type="string" calcext:value-type="string">
            <text:p>Wahab Riaz to Morgan, no run, another one past the outside edge, wide outside off at 92mph, Morgan tries to slice it away</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82" calcext:value-type="float">
            <text:p>282</text:p>
          </table:table-cell>
          <table:table-cell office:value-type="string" calcext:value-type="string">
            <text:p>Wahab Riaz to Morgan, no run, driven in the air but drops short of mid-off...just a single off the over. Outstanding from Wahab</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83" calcext:value-type="float">
            <text:p>283</text:p>
          </table:table-cell>
          <table:table-cell office:value-type="string" calcext:value-type="string">
            <text:p>Mohammad Irfan to Buttler, FOUR, that's a clean strike, stays in his crease and lofts a full delivery over mid-off</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84" calcext:value-type="float">
            <text:p>284</text:p>
          </table:table-cell>
          <table:table-cell office:value-type="string" calcext:value-type="string">
            <text:p>Mohammad Irfan to Buttler, no run, now he tries the scoop! Had seen short fine-leg come up. But he's beaten outside off</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85" calcext:value-type="float">
            <text:p>285</text:p>
          </table:table-cell>
          <table:table-cell office:value-type="string" calcext:value-type="string">
            <text:p>Mohammad Irfan to Buttler, 1 run, short of a length outside off, clubbed into the covers without any timing, came off the bottom edg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86" calcext:value-type="float">
            <text:p>286</text:p>
          </table:table-cell>
          <table:table-cell office:value-type="string" calcext:value-type="string">
            <text:p>Mohammad Irfan to Morgan, 1 run, gives himself room outside leg but it's another pinpoint yorker which he can only drive to mid-off</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87" calcext:value-type="float">
            <text:p>287</text:p>
          </table:table-cell>
          <table:table-cell office:value-type="string" calcext:value-type="string">
            <text:p>Mohammad Irfan to Buttler, 2 runs, full and straight, opens the face and slices the drive square through the off side wide of the sweep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88" calcext:value-type="float">
            <text:p>288</text:p>
          </table:table-cell>
          <table:table-cell office:value-type="string" calcext:value-type="string">
            <text:p>Mohammad Irfan to Buttler, 1 run, a sweetly struck square drive but Rizwan at backward point ensures it's just a singl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89" calcext:value-type="float">
            <text:p>289</text:p>
          </table:table-cell>
          <table:table-cell office:value-type="string" calcext:value-type="string">
            <text:p>Wahab Riaz to Buttler, 1 run, tight to the body around leg stump, pushed to mid-off</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90" calcext:value-type="float">
            <text:p>290</text:p>
          </table:table-cell>
          <table:table-cell office:value-type="string" calcext:value-type="string">
            <text:p>Wahab Riaz to Morgan, 1 run, dabbed into the backward point area</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91" calcext:value-type="float">
            <text:p>291</text:p>
          </table:table-cell>
          <table:table-cell office:value-type="string" calcext:value-type="string">
            <text:p>Wahab Riaz to Buttler, 1 run, could have been a run out at both ends! Buttler pushed the ball towards Wahab who dived in his follow through. The batsmen were in the middle of the pitch. He threw at the non-striker's end and missed, while Morgan then dived to make his ground</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92" calcext:value-type="float">
            <text:p>292</text:p>
          </table:table-cell>
          <table:table-cell office:value-type="string" calcext:value-type="string">
            <text:p>Wahab Riaz to Morgan, 1 run, swung into the leg sid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93" calcext:value-type="float">
            <text:p>293</text:p>
          </table:table-cell>
          <table:table-cell office:value-type="string" calcext:value-type="string">
            <text:p>Wahab Riaz to Buttler, OUT, he has another! Pakistan's superb finish continues. Buttler is bowled off the pads as he gives himself some room outside leg stump. A slower delivery this tim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94" calcext:value-type="float">
            <text:p>294</text:p>
          </table:table-cell>
          <table:table-cell office:value-type="string" calcext:value-type="string">
            <text:p>JC Buttler  b Wahab Riaz 11 (10m 10b 1x4 0x6) SR: 110.00  </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95" calcext:value-type="float">
            <text:p>295</text:p>
          </table:table-cell>
          <table:table-cell office:value-type="string" calcext:value-type="string">
            <text:p>Wahab Riaz to Taylor, no run, beats the outside edge! This reverses past Taylor as he shuffles across the crease. Ends a magnificent spell from Wahab</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96" calcext:value-type="float">
            <text:p>296</text:p>
          </table:table-cell>
          <table:table-cell office:value-type="string" calcext:value-type="string">
            <text:p>Mohammad Irfan to Morgan, 1 run, clubbed from outside off down to long on</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97" calcext:value-type="float">
            <text:p>297</text:p>
          </table:table-cell>
          <table:table-cell office:value-type="string" calcext:value-type="string">
            <text:p>Mohammad Irfan to Taylor, 1 run, width outside off, slapped into the covers</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98" calcext:value-type="float">
            <text:p>298</text:p>
          </table:table-cell>
          <table:table-cell office:value-type="string" calcext:value-type="string">
            <text:p>Mohammad Irfan to Morgan, 1 run, another slower ball, Morgan can only swing into for a single to deep midwicke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299" calcext:value-type="float">
            <text:p>299</text:p>
          </table:table-cell>
          <table:table-cell office:value-type="string" calcext:value-type="string">
            <text:p>Mohammad Irfan to Taylor, 1 run, driven into the off side, there's a direct hit from cover but Taylor is saf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300" calcext:value-type="float">
            <text:p>300</text:p>
          </table:table-cell>
          <table:table-cell office:value-type="string" calcext:value-type="string">
            <text:p>Mohammad Irfan to Morgan, OUT, finds deep midwicket...Morgan trying to clear the leg side, gets too far underneath the delivery so gets more height than distance and lands comfortably in the lap of Azam</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301" calcext:value-type="float">
            <text:p>301</text:p>
          </table:table-cell>
          <table:table-cell office:value-type="string" calcext:value-type="string">
            <text:p>EJG Morgan c Babar Azam b Mohammad Irfan 29 (47m 29b 1x4 1x6) SR: 100.00  </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302" calcext:value-type="float">
            <text:p>302</text:p>
          </table:table-cell>
          <table:table-cell office:value-type="string" calcext:value-type="string">
            <text:p>Mohammad Irfan to Taylor, 1 run, clipped into the leg side but just five off that over</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303" calcext:value-type="float">
            <text:p>303</text:p>
          </table:table-cell>
          <table:table-cell office:value-type="string" calcext:value-type="string">
            <text:p>Anwar Ali to Taylor, no run, slower ball outside off, it's quite wide but Taylor has moved a long way across so it's not called wide</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304" calcext:value-type="float">
            <text:p>304</text:p>
          </table:table-cell>
          <table:table-cell office:value-type="string" calcext:value-type="string">
            <text:p>Anwar Ali to Taylor, 1 run, excellent, again, as he sends down a slower short ball that completely defeats Taylor's pull...takes the body</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305" calcext:value-type="float">
            <text:p>305</text:p>
          </table:table-cell>
          <table:table-cell office:value-type="string" calcext:value-type="string">
            <text:p>Anwar Ali to Ali, 1 run, full outside off, driven down to long off</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306" calcext:value-type="float">
            <text:p>306</text:p>
          </table:table-cell>
          <table:table-cell office:value-type="string" calcext:value-type="string">
            <text:p>Anwar Ali to Taylor, 1 run, full and straight, swung into the leg side, only one to deep midwicket</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307" calcext:value-type="float">
            <text:p>307</text:p>
          </table:table-cell>
          <table:table-cell office:value-type="string" calcext:value-type="string">
            <text:p>Anwar Ali to Ali, 1 run, another slower ball which is paddled to short fine leg</text:p>
            <text:p/>
          </table:table-cell>
          <table:table-cell table:number-columns-repeated="22" office:value-type="string" calcext:value-type="string">
            <text:p>0</text:p>
          </table:table-cell>
          <table:table-cell table:number-columns-repeated="1000"/>
        </table:table-row>
        <table:table-row table:style-name="ro1">
          <table:table-cell office:value-type="float" office:value="308" calcext:value-type="float">
            <text:p>308</text:p>
          </table:table-cell>
          <table:table-cell office:value-type="string" calcext:value-type="string">
            <text:p>Anwar Ali to Taylor, FOUR, finishes with a boundary as Anwar slips in a full toss at the pads, swung away to fine leg by Taylor</text:p>
            <text:p/>
          </table:table-cell>
          <table:table-cell table:number-columns-repeated="22" office:value-type="string" calcext:value-type="string">
            <text:p>0</text:p>
          </table:table-cell>
          <table:table-cell table:number-columns-repeated="1000"/>
        </table:table-row>
        <table:table-row table:style-name="ro1" table:number-rows-repeated="104826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loext:fill-character> </loext:fill-character>
      <number:number number:decimal-places="0" number:min-integer-digits="1" number:grouping="true"/>
      <number:text> </number:text>
    </number:number-style>
    <number:number-style style:name="N114P1" style:volatile="true">
      <number:text>-</number:text>
      <loext:fill-character> </loext:fill-character>
      <number:number number:decimal-places="0" number:min-integer-digits="1" number:grouping="true"/>
      <number:text> </number:text>
    </number:number-style>
    <number:number-style style:name="N114P2" style:volatile="true">
      <number:text> </number:text>
      <loext:fill-character> </loext:fill-character>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loext:fill-character> </loext:fill-character>
      <number:number number:decimal-places="2" number:min-integer-digits="1" number:grouping="true"/>
      <number:text> </number:text>
    </number:number-style>
    <number:number-style style:name="N115P1" style:volatile="true">
      <number:text>-</number:text>
      <loext:fill-character> </loext:fill-character>
      <number:number number:decimal-places="2" number:min-integer-digits="1" number:grouping="true"/>
      <number:text> </number:text>
    </number:number-style>
    <number:number-style style:name="N115P2" style:volatile="true">
      <number:text> </number:text>
      <loext:fill-character> </loext:fill-character>
      <number:text>-</number:text>
      <number:number number:decimal-places="0" number:min-integer-digits="0"/>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penpyxl</meta:initial-creator>
    <meta:creation-date>2015-12-21T15:37:13</meta:creation-date>
    <dc:date>2015-12-21T15:38:39.008948974</dc:date>
    <meta:generator>LibreOffice/4.2.8.2$Linux_X86_64 LibreOffice_project/420m0$Build-2</meta:generator>
    <meta:document-statistic meta:table-count="1" meta:cell-count="7416"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